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" svg:font-family="'Noto Sans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Standard" style:list-style-name="L1">
      <style:text-properties style:text-position="0% 100%" style:font-name="Linux Libertine Mono O" fo:font-size="18pt" fo:font-weight="bold" officeooo:rsid="000f885b" officeooo:paragraph-rsid="000f885b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text-properties style:text-position="0% 100%" style:font-name="Linux Libertine Mono O" fo:font-size="18pt" fo:font-weight="bold" officeooo:rsid="00102888" officeooo:paragraph-rsid="00102888" style:font-size-asian="15.75pt" style:font-weight-asian="bold" style:font-size-complex="18pt" style:font-weight-complex="bold"/>
    </style:style>
    <style:style style:name="P3" style:family="paragraph" style:parent-style-name="Standard" style:list-style-name="L1">
      <style:text-properties style:text-position="0% 100%" style:font-name="Linux Libertine Mono O" fo:font-size="18pt" fo:font-weight="bold" officeooo:rsid="00176ac2" officeooo:paragraph-rsid="00176ac2" style:font-size-asian="15.75pt" style:font-weight-asian="bold" style:font-size-complex="18pt" style:font-weight-complex="bold"/>
    </style:style>
    <style:style style:name="P4" style:family="paragraph" style:parent-style-name="Standard">
      <style:text-properties style:text-position="0% 100%" style:font-name="Linux Libertine Mono O" fo:font-size="18pt" fo:font-weight="bold" officeooo:rsid="00176ac2" officeooo:paragraph-rsid="00176ac2" style:font-size-asian="15.75pt" style:font-weight-asian="bold" style:font-size-complex="18pt" style:font-weight-complex="bold"/>
    </style:style>
    <style:style style:name="P5" style:family="paragraph" style:parent-style-name="Standard">
      <style:text-properties style:text-position="0% 100%" style:font-name="Linux Libertine Mono O" fo:font-size="18pt" fo:font-weight="bold" officeooo:rsid="00102888" officeooo:paragraph-rsid="00102888" style:font-size-asian="15.75pt" style:font-weight-asian="bold" style:font-size-complex="18pt" style:font-weight-complex="bold"/>
    </style:style>
    <style:style style:name="P6" style:family="paragraph" style:parent-style-name="Standard" style:list-style-name="L1">
      <style:text-properties style:text-position="0% 100%" style:font-name="Linux Libertine Mono O" fo:font-size="18pt" fo:font-weight="bold" officeooo:rsid="0012311c" officeooo:paragraph-rsid="0012311c" style:font-size-asian="15.75pt" style:font-weight-asian="bold" style:font-size-complex="18pt" style:font-weight-complex="bold"/>
    </style:style>
    <style:style style:name="P7" style:family="paragraph" style:parent-style-name="Standard">
      <style:text-properties style:text-position="0% 100%" style:font-name="Linux Libertine Mono O" fo:font-size="18pt" fo:font-weight="bold" officeooo:rsid="0012311c" officeooo:paragraph-rsid="0012311c" style:font-size-asian="15.75pt" style:font-weight-asian="bold" style:font-size-complex="18pt" style:font-weight-complex="bold"/>
    </style:style>
    <style:style style:name="P8" style:family="paragraph" style:parent-style-name="Standard">
      <style:text-properties style:text-position="0% 100%" style:font-name="Linux Libertine Mono O" fo:font-size="18pt" fo:font-weight="bold" officeooo:rsid="0013ee1e" officeooo:paragraph-rsid="0013ee1e" style:font-size-asian="15.75pt" style:font-weight-asian="bold" style:font-size-complex="18pt" style:font-weight-complex="bold"/>
    </style:style>
    <style:style style:name="P9" style:family="paragraph" style:parent-style-name="Standard" style:list-style-name="L1">
      <style:text-properties style:text-position="0% 100%" style:font-name="Linux Libertine Mono O" fo:font-size="18pt" fo:font-weight="bold" officeooo:rsid="0013ee1e" officeooo:paragraph-rsid="001431c0" style:font-size-asian="15.75pt" style:font-weight-asian="bold" style:font-size-complex="18pt" style:font-weight-complex="bold"/>
    </style:style>
    <style:style style:name="P10" style:family="paragraph" style:parent-style-name="Standard" style:list-style-name="L1">
      <style:text-properties style:text-position="0% 100%" style:font-name="Linux Libertine Mono O" fo:font-size="18pt" fo:font-weight="bold" officeooo:rsid="001431c0" officeooo:paragraph-rsid="001431c0" style:font-size-asian="15.75pt" style:font-weight-asian="bold" style:font-size-complex="18pt" style:font-weight-complex="bold"/>
    </style:style>
    <style:style style:name="P11" style:family="paragraph" style:parent-style-name="Standard">
      <style:text-properties style:text-position="0% 100%" style:font-name="Linux Libertine Mono O" fo:font-size="18pt" fo:font-weight="bold" officeooo:rsid="001431c0" officeooo:paragraph-rsid="001431c0" style:font-size-asian="15.75pt" style:font-weight-asian="bold" style:font-size-complex="18pt" style:font-weight-complex="bold"/>
    </style:style>
    <style:style style:name="P12" style:family="paragraph" style:parent-style-name="Standard" style:list-style-name="L2">
      <style:text-properties style:text-position="0% 100%" style:font-name="Linux Libertine Mono O" fo:font-size="18pt" fo:font-weight="bold" officeooo:rsid="001431c0" officeooo:paragraph-rsid="001431c0" style:font-size-asian="15.75pt" style:font-weight-asian="bold" style:font-size-complex="18pt" style:font-weight-complex="bold"/>
    </style:style>
    <style:style style:name="P13" style:family="paragraph" style:parent-style-name="Standard" style:list-style-name="L2">
      <style:text-properties style:text-position="0% 100%" style:font-name="Linux Libertine Mono O" fo:font-size="18pt" fo:font-weight="bold" officeooo:rsid="00176ac2" officeooo:paragraph-rsid="00176ac2" style:font-size-asian="15.75pt" style:font-weight-asian="bold" style:font-size-complex="18pt" style:font-weight-complex="bold"/>
    </style:style>
    <style:style style:name="P14" style:family="paragraph" style:parent-style-name="Standard" style:list-style-name="L1">
      <style:text-properties style:text-position="0% 100%" style:font-name="Linux Libertine Mono O" fo:font-size="18pt" fo:font-weight="bold" officeooo:rsid="0013ee1e" officeooo:paragraph-rsid="0013ee1e" style:font-size-asian="15.75pt" style:font-weight-asian="bold" style:font-size-complex="18pt" style:font-weight-complex="bold"/>
    </style:style>
    <style:style style:name="P15" style:family="paragraph" style:parent-style-name="Standard" style:list-style-name="L1">
      <style:text-properties style:text-position="0% 100%" style:font-name="Linux Libertine Mono O" fo:font-size="18pt" fo:font-weight="bold" officeooo:rsid="0017a8e5" officeooo:paragraph-rsid="0017a8e5" style:font-size-asian="15.75pt" style:font-weight-asian="bold" style:font-size-complex="18pt" style:font-weight-complex="bold"/>
    </style:style>
    <style:style style:name="P16" style:family="paragraph" style:parent-style-name="Standard">
      <style:text-properties style:text-position="0% 100%" style:font-name="Linux Libertine Mono O" fo:font-size="18pt" fo:font-weight="bold" officeooo:rsid="0017a8e5" officeooo:paragraph-rsid="0017a8e5" style:font-size-asian="15.75pt" style:font-weight-asian="bold" style:font-size-complex="18pt" style:font-weight-complex="bold"/>
    </style:style>
    <style:style style:name="P17" style:family="paragraph" style:parent-style-name="Standard" style:list-style-name="L1">
      <style:text-properties style:text-position="0% 100%" style:font-name="Linux Libertine Mono O" fo:font-size="18pt" fo:font-weight="bold" officeooo:rsid="00185562" officeooo:paragraph-rsid="00185562" style:font-size-asian="15.75pt" style:font-weight-asian="bold" style:font-size-complex="18pt" style:font-weight-complex="bold"/>
    </style:style>
    <style:style style:name="T1" style:family="text">
      <style:text-properties officeooo:rsid="00119334"/>
    </style:style>
    <style:style style:name="T2" style:family="text">
      <style:text-properties officeooo:rsid="0012ae26"/>
    </style:style>
    <style:style style:name="T3" style:family="text">
      <style:text-properties officeooo:rsid="001431c0"/>
    </style:style>
    <style:style style:name="T4" style:family="text">
      <style:text-properties officeooo:rsid="0018556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Network - Collection of devices interconnected to exchange data using hardware and protocols.</text:p>
          <text:p text:style-name="P1"><text:s text:c="8"/>- It<text:span text:style-name="T1">s</text:span> key benefits are communication, hardware/software resource sharing and centralized management i.e. simplifying software deployment, security updates, data backups.</text:p>
          <text:p text:style-name="P1"/>
        </text:list-item>
        <text:list-item>
          <text:p text:style-name="P2">Switch - It connects multiple devices within a LAN.It uses MAC address as a device specification.It is always wired.It has WAP(Wireless Access Point) which connects switch to router for internet access through wire.</text:p>
          <text:p text:style-name="P3">1.Layer 2 – most commonly used switch.</text:p>
          <text:p text:style-name="P3">2.Layer 3 – can also perform routing function.</text:p>
          <text:p text:style-name="P3">3.PoE(Power over Ethernet) – delivers both data and power.</text:p>
          <text:p text:style-name="P3">4.Fixed and Modular – In Modular, you can add more ports.</text:p>
        </text:list-item>
      </text:list>
      <text:p text:style-name="P4"/>
      <text:list text:continue-numbering="true" text:style-name="L1">
        <text:list-header>
          <text:p text:style-name="P2"/>
        </text:list-header>
        <text:list-item>
          <text:p text:style-name="P2">Router - It connects different networks.<text:span text:style-name="T1">It uses IP address as a device specification provided through DHCP.It can be both wired and wireless.</text:span></text:p>
        </text:list-item>
      </text:list>
      <text:p text:style-name="P5"/>
      <text:list text:continue-numbering="true" text:style-name="L1">
        <text:list-item>
          <text:p text:style-name="P6">DHCP(Dynamic Host Configuration Protocol) is a network protocol used to automatically assign IP address and other network settings to devices on a network which are generally called hosts.</text:p>
        </text:list-item>
      </text:list>
      <text:p text:style-name="P7"/>
      <text:list text:continue-numbering="true" text:style-name="L1">
        <text:list-item>
          <text:p text:style-name="P6">A Static IP address is an IP address that is manually assigned and does not change over time.<text:span text:style-name="T2">Only purchased IPs are permanent.</text:span></text:p>
        </text:list-item>
      </text:list>
      <text:p text:style-name="P8"/>
      <text:list xml:id="list130844716199186" text:continue-numbering="true" text:style-name="L1">
        <text:list-item>
          <text:p text:style-name="P9">Twisted Pair Cable – <text:span text:style-name="T3">It is used in LANs and ethernet cables.</text:span></text:p>
          <text:p text:style-name="P10"><text:soft-page-break/>1.Shielded – shielding to reduce electromagnetic interference(EMI) and are used in industrial or noisy environments.</text:p>
        </text:list-item>
      </text:list>
      <text:p text:style-name="P11"><text:s text:c="3"/>2.Unshielded</text:p>
      <text:p text:style-name="P11"/>
      <text:list text:style-name="L2">
        <text:list-item>
          <text:p text:style-name="P12">Coaxial Cable – It has a single Cu conductor with a shield and is used for TV cable and CCTV systems.</text:p>
        </text:list-item>
      </text:list>
      <text:p text:style-name="P11"/>
      <text:list text:continue-numbering="true" text:style-name="L2">
        <text:list-item>
          <text:p text:style-name="P12">Fiber Optic Cable – It uses light instead of electrical signals.It is immune to EMI, is very fast and operable at long distances.</text:p>
          <text:p text:style-name="P12">1.Single Mode – one light path and is used upto distance of 100km.</text:p>
          <text:p text:style-name="P12">2.Multi Mode – multiple light paths and is used upto distance of 2km. </text:p>
        </text:list-item>
      </text:list>
      <text:p text:style-name="P11"/>
      <text:list text:continue-numbering="true" text:style-name="L2">
        <text:list-item>
          <text:p text:style-name="P13">NIC(Network Interface Card) – It`s a hardware componenet that allows a device to connect to a network.It can be integrated or can be installed later on i.e. PCI expansion card.It also comes in form of USB.</text:p>
        </text:list-item>
      </text:list>
      <text:list text:continue-list="list130844716199186" text:style-name="L1">
        <text:list-header>
          <text:p text:style-name="P9"><text:s/></text:p>
        </text:list-header>
        <text:list-item>
          <text:p text:style-name="P14">PAN(Personal) - It is generally upto 10 meter distance.It can be wired(USB) or wireless(Bluetooth or Infrared i.e used in TV remotes).</text:p>
        </text:list-item>
      </text:list>
      <text:p text:style-name="P8"/>
      <text:list text:continue-numbering="true" text:style-name="L1">
        <text:list-item>
          <text:p text:style-name="P14">LAN(Local) – It generally spans a building or 2-3 buildings through interconnected LANs.</text:p>
        </text:list-item>
      </text:list>
      <text:p text:style-name="P8"/>
      <text:list text:continue-numbering="true" text:style-name="L1">
        <text:list-item>
          <text:p text:style-name="P3">MAN(Metropolitan) – It is a network that spans a city wide area through interconnected LANs.Some of its examples are smart city infrastructure such as traffic lights and public sensors.</text:p>
        </text:list-item>
      </text:list>
      <text:p text:style-name="P4"/>
      <text:list text:continue-numbering="true" text:style-name="L1">
        <text:list-item>
          <text:p text:style-name="P3"><text:soft-page-break/>WAN(Wide) – It spans large geographical area that exceeds a city in size.Its most common example is internet.</text:p>
        </text:list-item>
      </text:list>
      <text:p text:style-name="P4"/>
      <text:list text:continue-numbering="true" text:style-name="L1">
        <text:list-item>
          <text:p text:style-name="P15">TCP(Trasmission Control Protocol) -</text:p>
          <text:p text:style-name="P15">1.3 way handshake(connection setup)</text:p>
          <text:p text:style-name="P15"><text:s text:c="2"/>SYN(synchronize) &gt; SYN-ACK &gt; ACK(acknowledge)</text:p>
          <text:p text:style-name="P15">2.Data is sent through data packets which are numbered.</text:p>
          <text:p text:style-name="P15">3.Termination</text:p>
          <text:p text:style-name="P15"><text:s text:c="2"/>FIN(finish) &gt; ACK &gt; FIN &gt; ACK</text:p>
          <text:p text:style-name="P15">It is generally used in HTTP/HTTPS(web browsing), FTP(file transfer), SMTP(email sending), Telnet/SSH-secure shell(remote login).</text:p>
        </text:list-item>
      </text:list>
      <text:p text:style-name="P16"/>
      <text:list text:continue-numbering="true" text:style-name="L1">
        <text:list-item>
          <text:p text:style-name="P15">IP(Internet Protocol) – It provides addresses to devices and works alongside with other protocols.</text:p>
        </text:list-item>
      </text:list>
      <text:p text:style-name="P16"/>
      <text:list text:continue-numbering="true" text:style-name="L1">
        <text:list-item>
          <text:p text:style-name="P15">UDP(User Datagram Protocol) – It doesn`t check whether the reciever is active or not and does not guarantee delivery.Its common use is video streaming,online gaming,VoIP,DNS lookups.</text:p>
        </text:list-item>
      </text:list>
      <text:p text:style-name="P16"/>
      <text:list text:continue-numbering="true" text:style-name="L1">
        <text:list-item>
          <text:p text:style-name="P15">ICMP(Internet Control Mess<text:span text:style-name="T4">a</text:span>ge Protocol) – It is used in error reporting, network diagnosis, testing conductivity.It is used indirectly via tools like ping and traceroute.</text:p>
        </text:list-item>
      </text:list>
      <text:p text:style-name="P16"/>
      <text:list text:continue-numbering="true" text:style-name="L1">
        <text:list-item>
          <text:p text:style-name="P17">If there is a DSL cable from ISP, then you need a modem which works as translator and converts analog/electrical/fiber signals from ISP to digital signals.</text:p>
          <text:p text:style-name="P17">Router works as a traffic director in such case.</text:p>
          <text:p text:style-name="P17"><text:soft-page-break/>Ethernet based ISP are common in offices or college dorms and does not need a separate modem.</text:p>
          <text:p text:style-name="P17">Combined device(router+modem)</text:p>
        </text:list-item>
        <text:list-item>
          <text:p text:style-name="P17">Modem(usually single IPA from ISP – a public IP address. ----&gt; Router (gets public IP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" svg:font-family="'Noto Sans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3:26:56.320762506</meta:creation-date>
    <dc:date>2025-08-11T13:08:42.063295244</dc:date>
    <meta:editing-duration>PT36M30S</meta:editing-duration>
    <meta:editing-cycles>4</meta:editing-cycles>
    <meta:generator>LibreOffice/24.8.7.2$Linux_X86_64 LibreOffice_project/480$Build-2</meta:generator>
    <meta:document-statistic meta:table-count="0" meta:image-count="0" meta:object-count="0" meta:page-count="4" meta:paragraph-count="40" meta:word-count="587" meta:character-count="3663" meta:non-whitespace-character-count="3117"/>
  </office:meta>
</office:document-meta>
</file>